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75cm" draw:marker-end-width="0.275cm" draw:textarea-horizontal-align="justify" draw:textarea-vertical-align="middle" draw:auto-grow-height="false" fo:min-height="1.941cm" fo:min-width="3.041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75cm" draw:marker-end-width="0.275cm" draw:fill="solid" draw:fill-color="#ff8080" draw:textarea-horizontal-align="justify" draw:textarea-vertical-align="middle" draw:auto-grow-height="false" fo:min-height="1.812cm" fo:min-width="2.456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75cm" draw:marker-end-width="0.275cm" draw:fill="solid" draw:fill-color="#94bd5e" draw:textarea-horizontal-align="justify" draw:textarea-vertical-align="middle" draw:auto-grow-height="false" fo:min-height="1.136cm" fo:min-width="2.181cm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fo:min-height="1.503cm"/>
    </style:style>
    <style:style style:name="gr5" style:family="graphic" style:parent-style-name="standard">
      <style:graphic-properties draw:stroke="none" svg:stroke-color="#000000" draw:fill="none" draw:fill-color="#ffffff" fo:min-height="1.459cm"/>
    </style:style>
    <style:style style:name="gr6" style:family="graphic" style:parent-style-name="standard">
      <style:graphic-properties draw:stroke="none" svg:stroke-color="#000000" draw:fill="none" draw:fill-color="#ffffff" fo:min-height="0.67cm"/>
    </style:style>
    <style:style style:name="gr7" style:family="graphic" style:parent-style-name="standard">
      <style:graphic-properties svg:stroke-width="0.02cm" svg:stroke-color="#000000" draw:marker-start-width="0.275cm" draw:marker-end-width="0.275cm" draw:fill="solid" draw:fill-color="#94bd5e" draw:textarea-horizontal-align="justify" draw:textarea-vertical-align="middle" draw:auto-grow-height="false" fo:min-height="1.116cm" fo:min-width="2.161cm" fo:padding-top="0.135cm" fo:padding-bottom="0.135cm" fo:padding-left="0.26cm" fo:padding-right="0.26cm"/>
    </style:style>
    <style:style style:name="gr8" style:family="graphic" style:parent-style-name="standard">
      <style:graphic-properties svg:stroke-width="0.04cm" svg:stroke-color="#000000" draw:marker-start-width="0.335cm" draw:marker-end-width="0.335cm" draw:fill="none" draw:textarea-horizontal-align="justify" draw:textarea-vertical-align="middle" draw:auto-grow-height="false" fo:min-height="0.157cm" fo:min-width="0.338cm" fo:padding-top="0.145cm" fo:padding-bottom="0.145cm" fo:padding-left="0.27cm" fo:padding-right="0.27cm"/>
    </style:style>
    <style:style style:name="gr9" style:family="graphic" style:parent-style-name="objectwithoutfill">
      <style:graphic-properties svg:stroke-width="0.1cm" svg:stroke-color="#000000" draw:marker-start-width="0.5cm" draw:marker-end="Symmetric_20_Arrow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2cm" svg:stroke-color="#000000" draw:marker-start-width="0.275cm" draw:marker-end-width="0.275cm" draw:textarea-horizontal-align="justify" draw:textarea-vertical-align="middle" draw:auto-grow-height="false" fo:min-height="1.921cm" fo:min-width="3.021cm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color="#000000" draw:fill="none" draw:fill-color="#ffffff" fo:min-height="0.901cm"/>
    </style:style>
    <style:style style:name="gr12" style:family="graphic" style:parent-style-name="standard">
      <style:graphic-properties svg:stroke-width="0.02cm" svg:stroke-color="#000000" draw:marker-start-width="0.275cm" draw:marker-end-width="0.275cm" draw:fill="solid" draw:fill-color="#ff8080" draw:textarea-horizontal-align="justify" draw:textarea-vertical-align="middle" draw:auto-grow-height="false" fo:min-height="1.792cm" fo:min-width="2.436cm" fo:padding-top="0.135cm" fo:padding-bottom="0.135cm" fo:padding-left="0.26cm" fo:padding-right="0.26cm"/>
    </style:style>
    <style:style style:name="gr13" style:family="graphic" style:parent-style-name="standard">
      <style:graphic-properties svg:stroke-width="0.04cm" svg:stroke-color="#000000" draw:marker-start-width="0.335cm" draw:marker-end-width="0.335cm" draw:fill="none" draw:textarea-horizontal-align="justify" draw:textarea-vertical-align="middle" draw:auto-grow-height="false" fo:min-height="0.638cm" fo:min-width="0.039cm" fo:padding-top="0.145cm" fo:padding-bottom="0.145cm" fo:padding-left="0.27cm" fo:padding-right="0.27cm"/>
    </style:style>
    <style:style style:name="gr14" style:family="graphic" style:parent-style-name="standard">
      <style:graphic-properties svg:stroke-width="0.04cm" svg:stroke-color="#000000" draw:marker-start-width="0.335cm" draw:marker-end-width="0.335cm" draw:fill="none" draw:textarea-horizontal-align="justify" draw:textarea-vertical-align="middle" draw:auto-grow-height="false" fo:min-height="0.638cm" fo:min-width="0.603cm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080"/>
      <style:paragraph-properties fo:text-align="center"/>
    </style:style>
    <style:style style:name="P3" style:family="paragraph">
      <loext:graphic-properties draw:fill="solid" draw:fill-color="#94bd5e"/>
      <style:paragraph-properties fo:text-align="center"/>
    </style:style>
    <style:style style:name="P4" style:family="paragraph">
      <loext:graphic-properties draw:fill="none" draw:fill-color="#ffffff"/>
      <style:text-properties style:font-name="CMU Sans Serif"/>
    </style:style>
    <style:style style:name="P5" style:family="paragraph">
      <loext:graphic-properties draw:fill="none" draw:fill-color="#ffffff"/>
      <style:paragraph-properties fo:text-align="center"/>
      <style:text-properties style:font-name="CMU Sans Serif"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CMU Sans Serif"/>
    </style:style>
    <style:style style:name="T2" style:family="text">
      <style:text-properties style:font-name="CMU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4cm" svg:height="3.505cm" svg:x="4.295cm" svg:y="3.9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2.955cm" svg:height="3.299cm" svg:x="4.536cm" svg:y="8.17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2.68cm" svg:height="2.217cm" svg:x="4.742cm" svg:y="1.04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draw:layer="layout" svg:width="2.835cm" svg:height="1.753cm" svg:x="0cm" svg:y="2.28cm">
          <draw:text-box>
            <text:p><text:span text:style-name="T1">multiple datasets</text:span></text:p>
          </draw:text-box>
        </draw:frame>
        <draw:frame draw:style-name="gr5" draw:text-style-name="P4" draw:layer="layout" svg:width="4.329cm" svg:height="1.709cm" svg:x="0cm" svg:y="6.903cm">
          <draw:text-box>
            <text:p><text:span text:style-name="T1">from different third parties</text:span></text:p>
          </draw:text-box>
        </draw:frame>
        <draw:frame draw:style-name="gr6" draw:text-style-name="P5" draw:layer="layout" svg:width="1.272cm" svg:height="0.92cm" svg:x="5.458cm" svg:y="0.991cm">
          <draw:text-box>
            <text:p text:style-name="P1"><text:span text:style-name="T2">v1</text:span></text:p>
          </draw:text-box>
        </draw:frame>
        <draw:custom-shape draw:style-name="gr7" draw:text-style-name="P3" draw:layer="layout" svg:width="2.68cm" svg:height="2.217cm" svg:x="8.433cm" svg:y="1.0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5" draw:layer="layout" svg:width="1.272cm" svg:height="0.92cm" svg:x="9.149cm" svg:y="0.989cm">
          <draw:text-box>
            <text:p text:style-name="P1"><text:span text:style-name="T2">v2</text:span></text:p>
          </draw:text-box>
        </draw:frame>
        <draw:custom-shape draw:style-name="gr7" draw:text-style-name="P3" draw:layer="layout" svg:width="2.68cm" svg:height="2.217cm" svg:x="11.642cm" svg:y="1.04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6" draw:layer="layout" svg:width="0.878cm" svg:height="0.447cm" svg:x="11.909cm" svg:y="2.5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878cm" svg:height="0.447cm" svg:x="11.909cm" svg:y="2.509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14cm" svg:y1="2.079cm" svg:x2="12.872cm" svg:y2="2.491cm">
          <text:p/>
        </draw:line>
        <draw:frame draw:style-name="gr6" draw:text-style-name="P5" draw:layer="layout" svg:width="1.272cm" svg:height="0.92cm" svg:x="12.358cm" svg:y="0.994cm">
          <draw:text-box>
            <text:p text:style-name="P1"><text:span text:style-name="T2">v3</text:span></text:p>
          </draw:text-box>
        </draw:frame>
        <draw:custom-shape draw:style-name="gr7" draw:text-style-name="P3" draw:layer="layout" svg:width="2.68cm" svg:height="2.217cm" svg:x="14.784cm" svg:y="1.0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5" draw:layer="layout" svg:width="1.272cm" svg:height="0.92cm" svg:x="15.5cm" svg:y="1.016cm">
          <draw:text-box>
            <text:p text:style-name="P1"><text:span text:style-name="T2">v4</text:span></text:p>
          </draw:text-box>
        </draw:frame>
        <draw:custom-shape draw:style-name="gr7" draw:text-style-name="P3" draw:layer="layout" svg:width="2.68cm" svg:height="2.217cm" svg:x="18.009cm" svg:y="1.05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5" draw:layer="layout" svg:width="1.272cm" svg:height="0.92cm" svg:x="18.725cm" svg:y="1.005cm">
          <draw:text-box>
            <text:p text:style-name="P1"><text:span text:style-name="T2">v5</text:span></text:p>
          </draw:text-box>
        </draw:frame>
        <draw:frame draw:style-name="gr6" draw:text-style-name="P5" draw:layer="layout" svg:width="1.272cm" svg:height="0.92cm" svg:x="5.478cm" svg:y="4.032cm">
          <draw:text-box>
            <text:p text:style-name="P1"><text:span text:style-name="T2">v1</text:span></text:p>
          </draw:text-box>
        </draw:frame>
        <draw:custom-shape draw:style-name="gr10" draw:text-style-name="P1" draw:layer="layout" svg:width="3.54cm" svg:height="3.505cm" svg:x="15.234cm" svg:y="3.8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5" draw:layer="layout" svg:width="1.272cm" svg:height="0.92cm" svg:x="16.417cm" svg:y="3.961cm">
          <draw:text-box>
            <text:p text:style-name="P1"><text:span text:style-name="T2">v2</text:span></text:p>
          </draw:text-box>
        </draw:frame>
        <draw:frame draw:style-name="gr6" draw:text-style-name="P5" draw:layer="layout" svg:width="1.272cm" svg:height="0.92cm" svg:x="5.412cm" svg:y="8.265cm">
          <draw:text-box>
            <text:p text:style-name="P1"><text:span text:style-name="T2">v1</text:span></text:p>
          </draw:text-box>
        </draw:frame>
        <draw:frame draw:style-name="gr11" draw:text-style-name="P4" draw:layer="layout" svg:width="2.578cm" svg:height="1.151cm" svg:x="7.856cm" svg:y="5.307cm">
          <draw:text-box>
            <text:p><text:span text:style-name="T1">subsets</text:span></text:p>
          </draw:text-box>
        </draw:frame>
        <draw:frame draw:style-name="gr11" draw:text-style-name="P4" draw:layer="layout" svg:width="2.578cm" svg:height="1.151cm" svg:x="11.626cm" svg:y="0cm">
          <draw:text-box>
            <text:p><text:span text:style-name="T1">versions</text:span></text:p>
          </draw:text-box>
        </draw:frame>
        <draw:custom-shape draw:style-name="gr12" draw:text-style-name="P2" draw:layer="layout" svg:width="2.955cm" svg:height="3.299cm" svg:x="9.136cm" svg:y="8.15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5" draw:layer="layout" svg:width="1.272cm" svg:height="0.92cm" svg:x="10.012cm" svg:y="8.245cm">
          <draw:text-box>
            <text:p text:style-name="P1"><text:span text:style-name="T2">v2</text:span></text:p>
          </draw:text-box>
        </draw:frame>
        <draw:custom-shape draw:style-name="gr12" draw:text-style-name="P2" draw:layer="layout" svg:width="2.955cm" svg:height="3.299cm" svg:x="13.121cm" svg:y="8.18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5" draw:layer="layout" svg:width="1.272cm" svg:height="0.92cm" svg:x="13.997cm" svg:y="8.278cm">
          <draw:text-box>
            <text:p text:style-name="P1"><text:span text:style-name="T2">v3</text:span></text:p>
          </draw:text-box>
        </draw:frame>
        <draw:custom-shape draw:style-name="gr10" draw:text-style-name="P1" draw:layer="layout" svg:width="3.54cm" svg:height="3.505cm" svg:x="15.235cm" svg:y="3.8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" draw:text-style-name="P5" draw:layer="layout" svg:width="1.272cm" svg:height="0.92cm" svg:x="16.418cm" svg:y="3.961cm">
          <draw:text-box>
            <text:p text:style-name="P1"><text:span text:style-name="T2">v2</text:span></text:p>
          </draw:text-box>
        </draw:frame>
        <draw:custom-shape draw:style-name="gr13" draw:text-style-name="P6" draw:layer="layout" svg:width="0.579cm" svg:height="0.928cm" svg:x="6.117cm" svg:y="5.367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656cm" svg:y1="4.956cm" svg:x2="6.814cm" svg:y2="5.368cm">
          <text:p/>
        </draw:line>
        <draw:custom-shape draw:style-name="gr14" draw:text-style-name="P6" draw:layer="layout" svg:width="1.143cm" svg:height="0.928cm" svg:x="9.798cm" svg:y="9.674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852cm" svg:y1="9.186cm" svg:x2="11.01cm" svg:y2="9.5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7-10-22T22:34:47.647730250</meta:creation-date>
    <dc:date>2017-10-22T23:04:02.768080091</dc:date>
    <dc:creator>Tobias Kuhn</dc:creator>
    <meta:editing-duration>PT20M23S</meta:editing-duration>
    <meta:editing-cycles>9</meta:editing-cycles>
    <meta:generator>LibreOffice/5.3.1.2$Linux_X86_64 LibreOffice_project/30m0$Build-2</meta:generator>
    <meta:document-statistic meta:object-count="33"/>
  </office:meta>
</office:document-meta>
</file>